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AAAAA+LiberationSerif" svg:font-family="BAAAAA+Liberation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ignature">
      <style:text-properties officeooo:paragraph-rsid="001c40f5"/>
    </style:style>
    <style:style style:name="T1" style:family="text">
      <style:text-properties style:font-name="BAAAAA+LiberationSerif" fo:font-size="44pt" style:font-size-asian="44pt"/>
    </style:style>
    <style:style style:name="T2" style:family="text">
      <style:text-properties officeooo:rsid="001c40f5"/>
    </style:style>
    <style:style style:name="T3" style:family="text">
      <style:text-properties officeooo:rsid="001dfb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urrier test pour signature<text:span text:style-name="T3">s</text:span> <text:span text:style-name="T3">multiples</text:span></text:p>
      <text:p text:style-name="Text_20_body"/>
      <text:p text:style-name="Signature">#signature%1#</text:p>
      <text:p text:style-name="Signature"/>
      <text:p text:style-name="Signature"/>
      <text:p text:style-name="Signature"/>
      <text:p text:style-name="Signature"/>
      <text:p text:style-name="Signature"/>
      <text:p text:style-name="P1">#signature%<text:span text:style-name="T2">2</text:span>#</text:p>
      <text:p text:style-name="P1"/>
      <text:p text:style-name="P1"/>
      <text:p text:style-name="P1"/>
      <text:p text:style-name="P1"/>
      <text:p text:style-name="P1"/>
      <text:p text:style-name="P1">#signature%<text:span text:style-name="T2">3</text:span>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AAAAA+LiberationSerif" svg:font-family="BAAAAA+Liberation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ignature" style:family="paragraph" style:parent-style-name="Standard" style:class="text">
      <style:paragraph-properties fo:text-align="end" style:justify-single-word="false" style:shadow="none" text:number-lines="false" text:line-number="0"/>
      <style:text-properties fo:color="#cccccc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31T09:16:47.552564726</meta:creation-date>
    <dc:date>2022-01-31T09:22:23.762008760</dc:date>
    <meta:editing-duration>PT5M3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8" meta:character-count="78" meta:non-whitespace-character-count="74"/>
  </office:meta>
</office:document-meta>
</file>